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CORONADO SALAZAR, MARGOT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CHANCAS CARGO</text:span></text:p>
      <text:p text:style-name="P5"><text:span text:style-name="T1">Destino: </text:span><text:span text:style-name="T3">ANDAHUAYLAS</text:span></text:p>
      <text:p text:style-name="P5"/>
      <text:p text:style-name="P5">Recojo: <text:span text:style-name="T3">CORONADO SALAZAR, MARGOT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22:3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